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41.5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4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_arbeitsl_geld_2_eink</text:p>
          </table:table-cell>
          <table:table-cell office:value-type="string" calcext:value-type="string">
            <text:p>eink_anr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4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7:12:42.790069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8T17:15:00.578230152</dc:date>
    <meta:editing-duration>PT12M16S</meta:editing-duration>
    <meta:editing-cycles>14</meta:editing-cycles>
    <meta:document-statistic meta:table-count="1" meta:cell-count="1124" meta:object-count="0"/>
  </office:meta>
</office:document-meta>
</file>